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70000039938343C6C.png" manifest:media-type="image/png"/>
  <manifest:file-entry manifest:full-path="Pictures/100000010000031700000399D1811C5F.png" manifest:media-type="image/png"/>
  <manifest:file-entry manifest:full-path="Pictures/100000010000031700000399462D7049.png" manifest:media-type="image/png"/>
  <manifest:file-entry manifest:full-path="Pictures/1000000100000317000003993D6F2922.png" manifest:media-type="image/png"/>
  <manifest:file-entry manifest:full-path="Pictures/100000010000030A000002C71473DF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99d" officeooo:paragraph-rsid="001ac9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2" text:anchor-type="char" svg:width="6.6929in" svg:height="6.1161in" draw:z-index="1"><draw:image xlink:href="Pictures/100000010000030A000002C71473DF8B.png" xlink:type="simple" xlink:show="embed" xlink:actuate="onLoad" draw:mime-type="image/png"/></draw:frame></text:p>
      <text:p text:style-name="P1">2.</text:p>
      <text:p text:style-name="P1"><draw:frame draw:style-name="fr2" draw:name="Image1" text:anchor-type="char" svg:width="6.6929in" svg:height="6.1161in" draw:z-index="0"><draw:image xlink:href="Pictures/100000010000030A000002C71473DF8B.png" xlink:type="simple" xlink:show="embed" xlink:actuate="onLoad" draw:mime-type="image/png"/></draw:frame><text:soft-page-break/></text:p>
      <text:p text:style-name="P1"><text:soft-page-break/>3.</text:p>
      <text:p text:style-name="P1"><draw:frame draw:style-name="fr3" draw:name="Image3" text:anchor-type="char" svg:width="6.6929in" svg:height="7.7925in" draw:z-index="2"><draw:image xlink:href="Pictures/1000000100000317000003993D6F2922.png" xlink:type="simple" xlink:show="embed" xlink:actuate="onLoad" draw:mime-type="image/png"/></draw:frame></text:p>
      <text:p text:style-name="P1">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6.6929in" svg:height="7.7925in" draw:z-index="3"><draw:image xlink:href="Pictures/100000010000031700000399D1811C5F.png" xlink:type="simple" xlink:show="embed" xlink:actuate="onLoad" draw:mime-type="image/png"/></draw:frame></text:p>
      <text:p text:style-name="P1">5.</text:p>
      <text:p text:style-name="P1"><draw:frame draw:style-name="fr2" draw:name="Image5" text:anchor-type="char" svg:width="6.6929in" svg:height="7.7925in" draw:z-index="4"><draw:image xlink:href="Pictures/100000010000031700000399462D7049.png" xlink:type="simple" xlink:show="embed" xlink:actuate="onLoad" draw:mime-type="image/png"/></draw:frame><text:soft-page-break/></text:p>
      <text:p text:style-name="P1">6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char" svg:width="6.6929in" svg:height="7.7925in" draw:z-index="5"><draw:image xlink:href="Pictures/10000001000003170000039938343C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6:47:16.870364496</meta:creation-date>
    <dc:date>2024-09-12T17:38:48.942538994</dc:date>
    <meta:editing-duration>PT51M36S</meta:editing-duration>
    <meta:editing-cycles>2</meta:editing-cycles>
    <meta:generator>LibreOffice/7.6.7.2$Linux_X86_64 LibreOffice_project/60$Build-2</meta:generator>
    <meta:document-statistic meta:table-count="0" meta:image-count="6" meta:object-count="0" meta:page-count="6" meta:paragraph-count="6" meta:word-count="6" meta:character-count="12" meta:non-whitespace-character-count="12"/>
  </office:meta>
</office:document-meta>
</file>